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88cm" fo:min-width="0.93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632cm"/>
      <style:paragraph-properties style:writing-mode="lr-tb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textarea-horizontal-align="justify" draw:textarea-vertical-align="middle" draw:auto-grow-height="false" fo:min-height="0.385cm" fo:min-width="2.04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614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021cm" fo:min-width="0cm"/>
    </style:style>
    <style:style style:name="gr10" style:family="graphic" style:parent-style-name="standard">
      <style:graphic-properties draw:stroke="none" svg:stroke-color="#000000" draw:fill="none" draw:fill-color="#ffffff" fo:min-height="1.841cm"/>
      <style:paragraph-properties style:writing-mode="lr-tb"/>
    </style:style>
    <style:style style:name="gr11" style:family="graphic" style:parent-style-name="standard">
      <style:graphic-properties svg:stroke-width="0.051cm" draw:marker-start-width="0.355cm" draw:marker-end-width="0.355cm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draw:fill="none" draw:textarea-horizontal-align="justify" draw:textarea-vertical-align="middle" draw:auto-grow-height="false" fo:min-height="0.512cm" fo:min-width="2.294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512cm" fo:min-width="0.707cm"/>
    </style:style>
    <style:style style:name="gr14" style:family="graphic" style:parent-style-name="standard">
      <style:graphic-properties draw:stroke="none" draw:fill="none" draw:textarea-horizontal-align="justify" draw:textarea-vertical-align="middle" draw:auto-grow-height="false" fo:min-height="1.274cm" fo:min-width="1.15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58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8pt" style:font-size-complex="18pt"/>
    </style:style>
    <style:style style:name="P5" style:family="paragraph">
      <style:paragraph-properties fo:line-height="0.508cm" fo:text-align="center"/>
    </style:style>
    <style:style style:name="P6" style:family="paragraph">
      <loext:graphic-properties draw:fill="none"/>
      <style:paragraph-properties fo:line-height="0.508cm" fo:text-align="center"/>
      <style:text-properties fo:font-size="16pt" style:font-size-asian="18pt" style:font-size-complex="18pt"/>
    </style:style>
    <style:style style:name="T1" style:family="text">
      <style:text-properties style:text-position="sub 58%" fo:font-size="18pt" fo:background-color="transparen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style:text-position="sub 58%" fo:font-size="12pt" style:font-size-asian="18pt" style:font-size-complex="18pt"/>
    </style:style>
    <style:style style:name="T4" style:family="text">
      <style:text-properties style:text-position="sub 58%" fo:font-size="18pt" style:font-size-asian="18pt" style:font-size-complex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032cm" svg:height="2.032cm" svg:x="1.91cm" svg:y="9.172cm">
          <text:p text:style-name="P1">+</text:p>
          <text:p text:style-name="P1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524cm" svg:height="1.882cm" svg:x="0.8cm" svg:y="9.573cm">
          <draw:text-box>
            <text:p>V<text:span text:style-name="T1">in</text:span></text:p>
          </draw:text-box>
        </draw:frame>
        <draw:line draw:style-name="gr3" draw:text-style-name="P3" draw:layer="layout" svg:x1="2.91cm" svg:y1="11.204cm" svg:x2="2.91cm" svg:y2="11.839cm">
          <text:p/>
        </draw:line>
        <draw:line draw:style-name="gr4" draw:text-style-name="P3" draw:layer="layout" svg:x1="2.208cm" svg:y1="11.839cm" svg:x2="3.605cm" svg:y2="11.839cm">
          <text:p/>
        </draw:line>
        <draw:line draw:style-name="gr4" draw:text-style-name="P3" draw:layer="layout" svg:x1="2.462cm" svg:y1="12.039cm" svg:x2="3.351cm" svg:y2="12.039cm">
          <text:p/>
        </draw:line>
        <draw:line draw:style-name="gr4" draw:text-style-name="P3" draw:layer="layout" svg:x1="2.716cm" svg:y1="12.239cm" svg:x2="3.097cm" svg:y2="12.239cm">
          <text:p/>
        </draw:line>
        <draw:custom-shape draw:style-name="gr5" draw:text-style-name="P1" xml:id="id2" draw:id="id2" draw:layer="layout" svg:width="2.54cm" svg:height="0.635cm" svg:x="4.075cm" svg:y="7.723cm">
          <text:p/>
          <draw:enhanced-geometry svg:viewBox="0 0 21600 21600" draw:type="rectangle" draw:enhanced-path="M 0 0 L 21600 0 21600 21600 0 21600 0 0 Z N"/>
        </draw:custom-shape>
        <draw:line draw:style-name="gr3" draw:text-style-name="P3" xml:id="id3" draw:id="id3" draw:layer="layout" svg:x1="8.48cm" svg:y1="7.15cm" svg:x2="8.48cm" svg:y2="8.928cm">
          <text:p/>
        </draw:line>
        <draw:line draw:style-name="gr3" draw:text-style-name="P3" xml:id="id4" draw:id="id4" draw:layer="layout" svg:x1="8.98cm" svg:y1="7.15cm" svg:x2="8.98cm" svg:y2="8.928cm">
          <text:p/>
        </draw:line>
        <draw:custom-shape draw:style-name="gr5" draw:text-style-name="P1" xml:id="id6" draw:id="id6" draw:layer="layout" svg:width="2.54cm" svg:height="0.635cm" svg:x="11.576cm" svg:y="4.8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xml:id="id7" draw:id="id7" draw:layer="layout" svg:x1="12.624cm" svg:y1="1.864cm" svg:x2="12.624cm" svg:y2="3.642cm">
          <text:p/>
        </draw:line>
        <draw:line draw:style-name="gr3" draw:text-style-name="P3" xml:id="id8" draw:id="id8" draw:layer="layout" svg:x1="13.124cm" svg:y1="1.864cm" svg:x2="13.124cm" svg:y2="3.642cm">
          <text:p/>
        </draw:line>
        <draw:connector draw:style-name="gr6" draw:text-style-name="P1" draw:layer="layout" svg:x1="2.926cm" svg:y1="9.172cm" svg:x2="4.075cm" svg:y2="8.04cm" draw:start-shape="id1" draw:start-glue-point="4" draw:end-shape="id2" draw:end-glue-point="3" svg:d="M2926 9172v-1132h1149" svg:viewBox="0 0 1150 1133">
          <text:p/>
        </draw:connector>
        <draw:frame draw:style-name="gr7" draw:text-style-name="P4" draw:layer="layout" svg:width="1.651cm" svg:height="0.864cm" svg:x="3.938cm" svg:y="7.612cm">
          <draw:text-box>
            <text:p><text:span text:style-name="T2">R</text:span><text:span text:style-name="T3">1</text:span></text:p>
          </draw:text-box>
        </draw:frame>
        <draw:connector draw:style-name="gr8" draw:text-style-name="P3" draw:layer="layout" draw:type="line" svg:x1="6.615cm" svg:y1="8.04cm" svg:x2="8.48cm" svg:y2="8.039cm" draw:start-shape="id2" draw:start-glue-point="1" draw:end-shape="id3" svg:d="M6615 8040l1865-1" svg:viewBox="0 0 1866 2">
          <text:p/>
        </draw:connector>
        <draw:custom-shape draw:style-name="gr9" draw:text-style-name="P1" xml:id="id5" draw:id="id5" draw:layer="layout" svg:width="0.381cm" svg:height="0.381cm" svg:x="9.722cm" svg:y="7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8.98cm" svg:y1="8.039cm" svg:x2="9.722cm" svg:y2="8.042cm" draw:start-shape="id4" draw:start-glue-point="1" draw:end-shape="id5" draw:end-glue-point="6" svg:d="M8980 8039l742 3" svg:viewBox="0 0 743 4">
          <text:p/>
        </draw:connector>
        <draw:connector draw:style-name="gr6" draw:text-style-name="P1" draw:layer="layout" svg:x1="9.913cm" svg:y1="7.851cm" svg:x2="11.576cm" svg:y2="5.14cm" draw:start-shape="id5" draw:start-glue-point="4" draw:end-shape="id6" draw:end-glue-point="3" svg:d="M9913 7851v-2711h1663" svg:viewBox="0 0 1664 2712">
          <text:p/>
        </draw:connector>
        <draw:connector draw:style-name="gr6" draw:text-style-name="P1" draw:layer="layout" draw:line-skew="-2.993cm" svg:x1="9.913cm" svg:y1="7.851cm" svg:x2="12.624cm" svg:y2="2.753cm" draw:start-shape="id5" draw:start-glue-point="4" draw:end-shape="id7" draw:end-glue-point="1" svg:d="M9913 7851v-5098h2711" svg:viewBox="0 0 2712 5099">
          <text:p/>
        </draw:connector>
        <draw:frame draw:style-name="gr10" draw:text-style-name="P2" draw:layer="layout" svg:width="1.754cm" svg:height="2.091cm" svg:x="8.203cm" svg:y="6.071cm">
          <draw:text-box>
            <text:p>C<text:span text:style-name="T4">1</text:span></text:p>
          </draw:text-box>
        </draw:frame>
        <draw:frame draw:style-name="gr7" draw:text-style-name="P4" draw:layer="layout" svg:width="1.651cm" svg:height="0.864cm" svg:x="11.439cm" svg:y="4.712cm">
          <draw:text-box>
            <text:p><text:span text:style-name="T2">R</text:span><text:span text:style-name="T3">2</text:span></text:p>
          </draw:text-box>
        </draw:frame>
        <draw:connector draw:style-name="gr8" draw:text-style-name="P3" draw:layer="layout" draw:type="line" svg:x1="10.103cm" svg:y1="8.042cm" svg:x2="12.528cm" svg:y2="8.032cm" draw:start-shape="id5" draw:start-glue-point="10" svg:d="M10103 8042l2425-10" svg:viewBox="0 0 2426 11">
          <text:p/>
        </draw:connector>
        <draw:custom-shape draw:style-name="gr9" draw:text-style-name="P1" draw:layer="layout" svg:width="0.381cm" svg:height="0.381cm" svg:x="9.722cm" svg:y="4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9" draw:id="id9" draw:layer="layout" svg:width="0.381cm" svg:height="0.381cm" svg:x="15.522cm" svg:y="4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line-skew="-1.55cm" svg:x1="13.124cm" svg:y1="2.753cm" svg:x2="15.713cm" svg:y2="4.951cm" draw:start-shape="id8" draw:start-glue-point="1" draw:end-shape="id9" draw:end-glue-point="4" svg:d="M13124 2753v-7h2589v2205" svg:viewBox="0 0 2590 2206">
          <text:p/>
        </draw:connector>
        <draw:frame draw:style-name="gr10" draw:text-style-name="P2" draw:layer="layout" svg:width="1.754cm" svg:height="2.091cm" svg:x="12.347cm" svg:y="0.786cm">
          <draw:text-box>
            <text:p>C<text:span text:style-name="T4">2</text:span></text:p>
          </draw:text-box>
        </draw:frame>
        <draw:connector draw:style-name="gr8" draw:text-style-name="P3" draw:layer="layout" draw:type="line" svg:x1="14.116cm" svg:y1="5.14cm" svg:x2="15.522cm" svg:y2="5.142cm" draw:start-shape="id6" draw:start-glue-point="1" draw:end-shape="id9" draw:end-glue-point="6" svg:d="M14116 5140l1406 2" svg:viewBox="0 0 1407 3">
          <text:p/>
        </draw:connector>
        <draw:connector draw:style-name="gr11" draw:text-style-name="P1" draw:layer="layout" svg:x1="15.713cm" svg:y1="8.351cm" svg:x2="15.713cm" svg:y2="5.332cm" draw:start-shape="id10" draw:start-glue-point="4" draw:end-shape="id9" draw:end-glue-point="8" svg:d="M15713 8351v-3019" svg:viewBox="0 0 1 3020">
          <text:p/>
        </draw:connector>
        <draw:custom-shape draw:style-name="gr9" draw:text-style-name="P1" xml:id="id10" draw:id="id10" draw:layer="layout" svg:width="0.381cm" svg:height="0.381cm" svg:x="15.522cm" svg:y="8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1" draw:id="id11" draw:layer="layout" svg:width="2.54cm" svg:height="0.635cm" draw:transform="rotate (1.5707963267949) translate (15.386cm 11.555cm)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.651cm" svg:height="0.864cm" svg:x="15.278cm" svg:y="10.733cm">
          <draw:text-box>
            <text:p><text:span text:style-name="T2">R</text:span><text:span text:style-name="T3">b</text:span></text:p>
          </draw:text-box>
        </draw:frame>
        <draw:connector draw:style-name="gr8" draw:text-style-name="P3" draw:layer="layout" draw:type="line" svg:x1="15.713cm" svg:y1="8.732cm" svg:x2="15.703cm" svg:y2="9.015cm" draw:start-shape="id10" draw:start-glue-point="8" draw:end-shape="id11" draw:end-glue-point="1" svg:d="M15713 8732l-10 283" svg:viewBox="0 0 11 284">
          <text:p/>
        </draw:connector>
        <draw:connector draw:style-name="gr11" draw:text-style-name="P1" draw:layer="layout" draw:line-skew="-2.286cm" svg:x1="12.703cm" svg:y1="9.042cm" svg:x2="15.518cm" svg:y2="12.142cm" draw:end-shape="id12" draw:end-glue-point="6" svg:d="M12703 9042h-1142v3100h3957" svg:viewBox="0 0 3958 3101">
          <text:p/>
        </draw:connector>
        <draw:connector draw:style-name="gr8" draw:text-style-name="P3" draw:layer="layout" draw:type="line" svg:x1="14.472cm" svg:y1="8.519cm" svg:x2="15.522cm" svg:y2="8.542cm" draw:end-shape="id10" draw:end-glue-point="6" svg:d="M14472 8519l1050 23" svg:viewBox="0 0 1051 24">
          <text:p/>
        </draw:connector>
        <draw:connector draw:style-name="gr8" draw:text-style-name="P3" draw:layer="layout" draw:type="line" svg:x1="15.703cm" svg:y1="11.555cm" svg:x2="15.704cm" svg:y2="12.602cm" draw:start-shape="id11" draw:start-glue-point="3" draw:end-shape="id13" draw:end-glue-point="1" svg:d="M15703 11555l1 1047" svg:viewBox="0 0 2 1048">
          <text:p/>
        </draw:connector>
        <draw:line draw:style-name="gr3" draw:text-style-name="P3" draw:layer="layout" svg:x1="15.682cm" svg:y1="14.905cm" svg:x2="15.682cm" svg:y2="15.54cm">
          <text:p/>
        </draw:line>
        <draw:line draw:style-name="gr4" draw:text-style-name="P3" draw:layer="layout" svg:x1="14.98cm" svg:y1="15.54cm" svg:x2="16.377cm" svg:y2="15.54cm">
          <text:p/>
        </draw:line>
        <draw:line draw:style-name="gr4" draw:text-style-name="P3" draw:layer="layout" svg:x1="15.234cm" svg:y1="15.74cm" svg:x2="16.123cm" svg:y2="15.74cm">
          <text:p/>
        </draw:line>
        <draw:line draw:style-name="gr4" draw:text-style-name="P3" draw:layer="layout" svg:x1="15.488cm" svg:y1="15.94cm" svg:x2="15.869cm" svg:y2="15.94cm">
          <text:p/>
        </draw:line>
        <draw:custom-shape draw:style-name="gr9" draw:text-style-name="P1" xml:id="id12" draw:id="id12" draw:layer="layout" svg:width="0.381cm" svg:height="0.381cm" svg:x="15.518cm" svg:y="11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4" draw:id="id14" draw:layer="layout" svg:width="2.54cm" svg:height="0.635cm" svg:x="16.989cm" svg:y="8.223cm">
          <text:p/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15.903cm" svg:y1="8.542cm" svg:x2="16.989cm" svg:y2="8.54cm" draw:start-shape="id10" draw:start-glue-point="10" draw:end-shape="id14" draw:end-glue-point="3" svg:d="M15903 8542l1086-2" svg:viewBox="0 0 1087 3">
          <text:p/>
        </draw:connector>
        <draw:frame draw:style-name="gr7" draw:text-style-name="P4" draw:layer="layout" svg:width="1.651cm" svg:height="0.864cm" svg:x="16.853cm" svg:y="8.112cm">
          <draw:text-box>
            <text:p><text:span text:style-name="T2">R</text:span><text:span text:style-name="T3">L</text:span></text:p>
          </draw:text-box>
        </draw:frame>
        <draw:line draw:style-name="gr3" draw:text-style-name="P3" xml:id="id15" draw:id="id15" draw:layer="layout" svg:x1="20.483cm" svg:y1="9.106cm" svg:x2="20.483cm" svg:y2="9.741cm">
          <text:p/>
        </draw:line>
        <draw:line draw:style-name="gr4" draw:text-style-name="P3" draw:layer="layout" svg:x1="19.781cm" svg:y1="9.741cm" svg:x2="21.178cm" svg:y2="9.741cm">
          <text:p/>
        </draw:line>
        <draw:line draw:style-name="gr4" draw:text-style-name="P3" draw:layer="layout" svg:x1="20.035cm" svg:y1="9.941cm" svg:x2="20.924cm" svg:y2="9.941cm">
          <text:p/>
        </draw:line>
        <draw:line draw:style-name="gr4" draw:text-style-name="P3" draw:layer="layout" svg:x1="20.289cm" svg:y1="10.141cm" svg:x2="20.67cm" svg:y2="10.141cm">
          <text:p/>
        </draw:line>
        <draw:connector draw:style-name="gr6" draw:text-style-name="P1" draw:layer="layout" svg:x1="19.529cm" svg:y1="8.54cm" svg:x2="20.483cm" svg:y2="9.106cm" draw:start-shape="id14" draw:start-glue-point="1" draw:end-shape="id15" draw:end-glue-point="0" svg:d="M19529 8540h954v566" svg:viewBox="0 0 955 567">
          <text:p/>
        </draw:connector>
        <draw:custom-shape draw:style-name="gr12" draw:text-style-name="P3" draw:layer="layout" svg:width="2.794cm" svg:height="0.762cm" svg:x="16.754cm" svg:y="7.333cm">
          <text:p text:style-name="P1">+ <text:s text:c="2"/>V<text:span text:style-name="T4">out <text:s text:c="2"/></text:span>-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3.327cm" svg:y1="7.206cm" svg:x2="13.327cm" svg:y2="10cm">
          <text:p/>
        </draw:line>
        <draw:custom-shape draw:style-name="gr9" draw:text-style-name="P1" draw:layer="layout" svg:width="0.381cm" svg:height="0.381cm" svg:x="13.151cm" svg:y="6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2.413cm" svg:height="2.286cm" draw:transform="rotate (-1.5707963267949) translate (14.485cm 7.31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" draw:text-style-name="P6" draw:layer="layout" svg:width="1.651cm" svg:height="1.524cm" svg:x="11.718cm" svg:y="7.832cm">
          <text:p text:style-name="P5"><text:span text:style-name="T5">-</text:span></text:p>
          <text:p text:style-name="P5"><text:span text:style-name="T6"/></text:p>
          <text:p text:style-name="P5"><text:span text:style-name="T6">+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381cm" svg:height="0.381cm" svg:x="13.151cm" svg:y="9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" draw:layer="layout" svg:width="1.524cm" svg:height="1.836cm" svg:x="13.5cm" svg:y="9.619cm">
          <draw:text-box>
            <text:p>V<text:span text:style-name="T1">cc</text:span></text:p>
          </draw:text-box>
        </draw:frame>
        <draw:frame draw:style-name="gr15" draw:text-style-name="P2" draw:layer="layout" svg:width="1.524cm" svg:height="1.836cm" svg:x="13.5cm" svg:y="6.519cm">
          <draw:text-box>
            <text:p>V<text:span text:style-name="T1">ee</text:span></text:p>
          </draw:text-box>
        </draw:frame>
        <draw:custom-shape draw:style-name="gr5" draw:text-style-name="P1" xml:id="id13" draw:id="id13" draw:layer="layout" svg:width="2.54cm" svg:height="0.635cm" draw:transform="rotate (1.5707963267949) translate (15.387cm 15.142cm)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.651cm" svg:height="0.864cm" svg:x="15.279cm" svg:y="14.32cm">
          <draw:text-box>
            <text:p><text:span text:style-name="T2">R</text:span><text:span text:style-name="T3">a</text:span></text:p>
          </draw:text-box>
        </draw:frame>
        <draw:custom-shape draw:style-name="gr9" draw:text-style-name="P1" draw:layer="layout" svg:width="0.381cm" svg:height="0.381cm" svg:x="2.766cm" svg:y="7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381cm" svg:height="0.381cm" svg:x="7.366cm" svg:y="7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51cm" svg:stroke-color="#3465a4" draw:marker-start-width="0.279cm" draw:marker-start-center="false" draw:marker-end-width="0.279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051cm" svg:stroke-color="#3465a4" draw:marker-start-width="0.279cm" draw:marker-end-width="0.279cm" draw:fill="none" draw:fill-gradient-name="Gradient_20_2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3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3T19:31:41.271811690</meta:creation-date>
    <dc:date>2021-06-04T11:46:36.741705412</dc:date>
    <meta:editing-duration>PT50M57S</meta:editing-duration>
    <meta:editing-cycles>71</meta:editing-cycles>
    <meta:generator>LibreOffice/6.4.7.2$Linux_X86_64 LibreOffice_project/40$Build-2</meta:generator>
    <meta:document-statistic meta:object-count="60"/>
  </office:meta>
</office:document-meta>
</file>